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color="#1d2129" style:font-name="Arial" fo:font-size="10.5pt" style:font-name-asian="Times New Roman" style:font-size-asian="10.5pt" style:font-name-complex="Arial1" style:font-size-complex="10.5pt"/>
    </style:style>
    <style:style style:name="P2" style:family="paragraph" style:parent-style-name="Standard" style:master-page-name="Standard">
      <style:paragraph-properties style:page-number="auto"/>
      <style:text-properties fo:color="#1d2129" style:font-name="inherit" fo:font-size="10.5pt" style:font-name-asian="Times New Roman" style:font-size-asian="10.5pt" style:font-name-complex="Arial1" style:font-size-complex="10.5pt"/>
    </style:style>
    <style:style style:name="P3" style:family="paragraph" style:parent-style-name="Standard">
      <style:text-properties fo:color="#1d2129" style:font-name="inherit" fo:font-size="10.5pt" style:font-name-asian="Times New Roman" style:font-size-asian="10.5pt" style:font-name-complex="Arial1" style:font-size-complex="10.5pt"/>
    </style:style>
    <style:style style:name="P4" style:family="paragraph" style:parent-style-name="Standard">
      <style:text-properties fo:color="#1d2129" style:font-name="inherit" fo:font-size="10.5pt" fo:background-color="#ffff00" style:font-name-asian="Times New Roman" style:font-size-asian="10.5pt" style:font-name-complex="Arial1" style:font-size-complex="10.5pt"/>
    </style:style>
    <style:style style:name="T1" style:family="text">
      <style:text-properties fo:color="#1d2129" style:font-name="inherit" fo:font-size="10.5pt" style:font-name-asian="Times New Roman" style:font-size-asian="10.5pt" style:font-name-complex="Arial1" style:font-size-complex="10.5pt"/>
    </style:style>
    <style:style style:name="T2" style:family="text">
      <style:text-properties fo:color="#1d2129" style:font-name="inherit" fo:font-size="10.5pt" fo:background-color="#ffff00" loext:char-shading-value="0" style:font-name-asian="Times New Roman" style:font-size-asian="10.5pt" style:font-name-complex="Arial1" style:font-size-complex="10.5pt"/>
    </style:style>
    <style:style style:name="T3" style:family="text">
      <style:text-properties fo:color="#1d2129" style:font-name="Wingdings" fo:font-size="10.5pt" style:font-name-asian="Wingdings1" style:font-size-asian="10.5pt" style:font-name-complex="Wingdings1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sSales in my code refers to the timeseries data of sales of the product that I wanted to forecast, you should insert your time series data of returns there</text:p>
      <text:p text:style-name="P3"><text:line-break/></text:p>
      <text:p text:style-name="P3">put h = 5: 'h' is basically the number of time periods in future that you want to predict.</text:p>
      <text:p text:style-name="P3"><text:line-break/></text:p>
      <text:p text:style-name="P3">use the point forecast column in the output that you get fcstX_ARIMA</text:p>
      <text:p text:style-name="P3"><text:line-break/></text:p>
      <text:p text:style-name="P4">library("ggplot2")</text:p>
      <text:p text:style-name="P4">library("forecast")</text:p>
      <text:p text:style-name="P4">library("cowplot")</text:p>
      <text:p text:style-name="P3"><text:line-break/></text:p>
      <text:p text:style-name="P3">#---- ARIMA Models ----</text:p>
      <text:p text:style-name="P3"># forecasts based on regressing past observations and residual errors</text:p>
      <text:p text:style-name="P3"><text:line-break/></text:p>
      <text:p text:style-name="P3"># On visual inspection of time series of sales of product ‘x’,</text:p>
      <text:p text:style-name="P3"># It is obvious that variations increase over time. Also, slight trend can be seen.</text:p>
      <text:p text:style-name="P3"># Thus, the time series is not stationary.</text:p>
      <text:p text:style-name="P3"><text:line-break/></text:p>
      <text:p text:style-name="P3"># to use ARIMA, we need stationary time series. </text:p>
      <text:p text:style-name="P3"># However, with auto.arima function, we can leave the trend since it handles this well to eliminate trend, </text:p>
      <text:p text:style-name="P3"># but we need to get rid of increasing seasonal variations</text:p>
      <text:p text:style-name="P3"># Thus, we use box-cox transformation to make seasonal variations more or less uniform across series</text:p>
      <text:p text:style-name="P3"># ‘tsSales’ is the time series data</text:p>
      <text:p text:style-name="P3"><text:line-break/></text:p>
      <text:p text:style-name="P4">lamdaX &lt;- BoxCox.lambda(tsSales) </text:p>
      <text:p text:style-name="P4">fitX_ARIMA &lt;- auto.arima(tsSales, lambda = lamdaX, D = 1)</text:p>
      <text:p text:style-name="P3"># actually, auto.arima determines D by using OCSB test, but it fails here somehow and this function</text:p>
      <text:p text:style-name="P3"># gives a warning which is unecessary. So just to avoid that warning, I force D = 1</text:p>
      <text:p text:style-name="P3"># even without this parameter, R will default to the same model, </text:p>
      <text:p text:style-name="P3"># but will show warning in console, which doesn't look good.. so..</text:p>
      <text:p text:style-name="P3"><text:line-break/></text:p>
      <text:p text:style-name="Standard"><text:span text:style-name="T2">fcstX_ARIMA &lt;- forecast(fitX_ARIMA, h = 12)</text:span><text:span text:style-name="T1"> </text:span></text:p>
      <text:p text:style-name="P3"><text:line-break/></text:p>
      <text:p text:style-name="P3"># h= time duration of forecast</text:p>
      <text:p text:style-name="P3"># Jane, In your case, you want to forecast for 5 periods in future, so put h = 5</text:p>
      <text:p text:style-name="P3"><text:line-break/></text:p>
      <text:p text:style-name="P3"># Save forecast with prediction intervals into a csv file</text:p>
      <text:p text:style-name="P4">write.csv(as.data.frame(fcstX_ARIMA), " fcstX_ARIMA.csv")</text:p>
      <text:p text:style-name="P3"><text:line-break/></text:p>
      <text:p text:style-name="P3"># Visualize the forecast with prediction intervals</text:p>
      <text:p text:style-name="P4"><text:soft-page-break/>plotFcstARIMA &lt;- autoplot(fcstX_ARIMA, ylab = "Sales Volume of X") + theme(legend.position = "bottom", plot.title = element_text(hjust = 0.5))</text:p>
      <text:p text:style-name="P3"><text:line-break/></text:p>
      <text:p text:style-name="P3"># accuracy check for forecast</text:p>
      <text:p text:style-name="Standard"><text:span text:style-name="T1">checkresiduals(fcstX_ARIMA) </text:span><text:span text:style-name="T3"></text:span><text:span text:style-name="T1"> probably not necessary in your case</text:span><text:bookmark text:name="_GoBack"/></text:p>
      <text:p text:style-name="P3"># From the plot, ACF of residual time series for all lags lie below threshold.</text:p>
      <text:p text:style-name="P3"># Histogram of residuals looks almost perfect normally distributed.</text:p>
      <text:p text:style-name="P3"># Ljung box test's pval = 0.333, which means residuals are random and resemble gaussian white noise. </text:p>
      <text:p text:style-name="P3"># Forecasts using this method is the most accurate, since the residuals satisfy all the conditions</text:p>
      <text:p text:style-name="P3"># to resemble properties of gaussian white noise</text:p>
      <text:p text:style-name="P3"># and Ljung box test does not help to reject null hypothesis that residuals are random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新細明體" style:font-size-asian="12pt" style:language-asian="zh" style:country-asian="TW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新細明體" style:font-size-asian="12pt" style:language-asian="zh" style:country-asian="TW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Jane</meta:initial-creator>
    <meta:editing-cycles>4</meta:editing-cycles>
    <meta:creation-date>2018-11-01T22:44:00</meta:creation-date>
    <dc:date>2018-11-08T13:10:22.256085248</dc:date>
    <meta:editing-duration>PT6H31M10S</meta:editing-duration>
    <meta:generator>LibreOffice/6.0.6.2$Linux_X86_64 LibreOffice_project/00m0$Build-2</meta:generator>
    <meta:document-statistic meta:table-count="0" meta:image-count="0" meta:object-count="0" meta:page-count="2" meta:paragraph-count="49" meta:word-count="407" meta:character-count="2444" meta:non-whitespace-character-count="20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